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RunnerHelper.getClassPath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RunnerHelper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setManager( String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get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RunnerHelper.setClassLoader(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setSrc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ad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getScriptRunn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riptRunnerHelper.setSetBeans( boolean se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generate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RunnerHelper.add( ResourceCollection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unnerHelper.setProjectComponent( Project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